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62048192771084]</text:p>
          </table:table-cell>
          <table:table-cell office:value-type="string" calcext:value-type="string">
            <text:p>[10]</text:p>
          </table:table-cell>
          <table:table-cell office:value-type="float" office:value="0.271640598633614" calcext:value-type="float">
            <text:p>0.271640598633614</text:p>
          </table:table-cell>
          <table:table-cell office:value-type="float" office:value="0.00995024875621891" calcext:value-type="float">
            <text:p>0.009950248756219</text:p>
          </table:table-cell>
          <table:table-cell office:value-type="float" office:value="0.0298507462686567" calcext:value-type="float">
            <text:p>0.02985074626865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483544458973521" calcext:value-type="float">
            <text:p>0.483544458973521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573459843667462" calcext:value-type="float">
            <text:p>0.57345984366746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10659898477157" calcext:value-type="float">
            <text:p>0.710659898477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54302670623146]</text:p>
          </table:table-cell>
          <table:table-cell office:value-type="string" calcext:value-type="string">
            <text:p>[18]</text:p>
          </table:table-cell>
          <table:table-cell office:value-type="float" office:value="0.402789984428086" calcext:value-type="float">
            <text:p>0.402789984428086</text:p>
          </table:table-cell>
          <table:table-cell office:value-type="float" office:value="0.252040104778881" calcext:value-type="float">
            <text:p>0.252040104778881</text:p>
          </table:table-cell>
          <table:table-cell office:value-type="float" office:value="0.710659898477157" calcext:value-type="float">
            <text:p>0.710659898477157</text:p>
          </table:table-cell>
          <table:table-cell office:value-type="float" office:value="0.092109500805153" calcext:value-type="float">
            <text:p>0.092109500805153</text:p>
          </table:table-cell>
          <table:table-cell office:value-type="float" office:value="0.231884057971014" calcext:value-type="float">
            <text:p>0.231884057971014</text:p>
          </table:table-cell>
          <table:table-cell office:value-type="float" office:value="0.605068219893801" calcext:value-type="float">
            <text:p>0.605068219893801</text:p>
          </table:table-cell>
          <table:table-cell office:value-type="float" office:value="0.633928571428571" calcext:value-type="float">
            <text:p>0.633928571428571</text:p>
          </table:table-cell>
          <table:table-cell office:value-type="float" office:value="0.66194211223451" calcext:value-type="float">
            <text:p>0.66194211223451</text:p>
          </table:table-cell>
          <table:table-cell office:value-type="float" office:value="0.702702702702703" calcext:value-type="float">
            <text:p>0.702702702702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44186046511628" calcext:value-type="float">
            <text:p>0.7441860465116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67927382753404]</text:p>
          </table:table-cell>
          <table:table-cell office:value-type="string" calcext:value-type="string">
            <text:p>[11]</text:p>
          </table:table-cell>
          <table:table-cell office:value-type="float" office:value="0.41046183698339" calcext:value-type="float">
            <text:p>0.41046183698339</text:p>
          </table:table-cell>
          <table:table-cell office:value-type="float" office:value="0.26297315732953" calcext:value-type="float">
            <text:p>0.26297315732953</text:p>
          </table:table-cell>
          <table:table-cell office:value-type="float" office:value="0.682730923694779" calcext:value-type="float">
            <text:p>0.682730923694779</text:p>
          </table:table-cell>
          <table:table-cell office:value-type="float" office:value="0.0145723841376015" calcext:value-type="float">
            <text:p>0.014572384137602</text:p>
          </table:table-cell>
          <table:table-cell office:value-type="float" office:value="0.021978021978022" calcext:value-type="float">
            <text:p>0.021978021978022</text:p>
          </table:table-cell>
          <table:table-cell office:value-type="float" office:value="0.654235441634258" calcext:value-type="float">
            <text:p>0.654235441634258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0.710066364832169" calcext:value-type="float">
            <text:p>0.710066364832169</text:p>
          </table:table-cell>
          <table:table-cell office:value-type="float" office:value="0.744186046511628" calcext:value-type="float">
            <text:p>0.744186046511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65957446808511" calcext:value-type="float">
            <text:p>0.7659574468085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703976435935199]</text:p>
          </table:table-cell>
          <table:table-cell office:value-type="string" calcext:value-type="string">
            <text:p>[13]</text:p>
          </table:table-cell>
          <table:table-cell office:value-type="float" office:value="0.581885868014661" calcext:value-type="float">
            <text:p>0.581885868014661</text:p>
          </table:table-cell>
          <table:table-cell office:value-type="float" office:value="0.38452114921778" calcext:value-type="float">
            <text:p>0.38452114921778</text:p>
          </table:table-cell>
          <table:table-cell office:value-type="float" office:value="0.39119804400978" calcext:value-type="float">
            <text:p>0.39119804400978</text:p>
          </table:table-cell>
          <table:table-cell office:value-type="float" office:value="0.50360333306565" calcext:value-type="float">
            <text:p>0.50360333306565</text:p>
          </table:table-cell>
          <table:table-cell office:value-type="float" office:value="0.748768472906404" calcext:value-type="float">
            <text:p>0.748768472906404</text:p>
          </table:table-cell>
          <table:table-cell office:value-type="float" office:value="0.697557784764276" calcext:value-type="float">
            <text:p>0.697557784764276</text:p>
          </table:table-cell>
          <table:table-cell office:value-type="float" office:value="0.710407239819005" calcext:value-type="float">
            <text:p>0.710407239819005</text:p>
          </table:table-cell>
          <table:table-cell office:value-type="float" office:value="0.741861205010937" calcext:value-type="float">
            <text:p>0.741861205010937</text:p>
          </table:table-cell>
          <table:table-cell office:value-type="float" office:value="0.765957446808511" calcext:value-type="float">
            <text:p>0.765957446808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92792792792793" calcext:value-type="float">
            <text:p>0.7927927927927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51026392961877]</text:p>
          </table:table-cell>
          <table:table-cell office:value-type="string" calcext:value-type="string">
            <text:p>[8]</text:p>
          </table:table-cell>
          <table:table-cell office:value-type="float" office:value="0.672970144491142" calcext:value-type="float">
            <text:p>0.672970144491142</text:p>
          </table:table-cell>
          <table:table-cell office:value-type="float" office:value="0.532987966929061" calcext:value-type="float">
            <text:p>0.532987966929061</text:p>
          </table:table-cell>
          <table:table-cell office:value-type="float" office:value="0.792792792792793" calcext:value-type="float">
            <text:p>0.792792792792793</text:p>
          </table:table-cell>
          <table:table-cell office:value-type="float" office:value="0.672326859226127" calcext:value-type="float">
            <text:p>0.672326859226127</text:p>
          </table:table-cell>
          <table:table-cell office:value-type="float" office:value="0.778761061946903" calcext:value-type="float">
            <text:p>0.778761061946903</text:p>
          </table:table-cell>
          <table:table-cell office:value-type="float" office:value="0.747437516955451" calcext:value-type="float">
            <text:p>0.747437516955451</text:p>
          </table:table-cell>
          <table:table-cell office:value-type="float" office:value="0.76355748373102" calcext:value-type="float">
            <text:p>0.76355748373102</text:p>
          </table:table-cell>
          <table:table-cell office:value-type="float" office:value="0.73912823485393" calcext:value-type="float">
            <text:p>0.73912823485393</text:p>
          </table:table-cell>
          <table:table-cell office:value-type="float" office:value="0.744769874476987" calcext:value-type="float">
            <text:p>0.744769874476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43046357615894" calcext:value-type="float">
            <text:p>0.5430463576158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91228070175439]</text:p>
          </table:table-cell>
          <table:table-cell office:value-type="string" calcext:value-type="string">
            <text:p>[4]</text:p>
          </table:table-cell>
          <table:table-cell office:value-type="float" office:value="0.0911674634232829" calcext:value-type="float">
            <text:p>0.091167463423283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0293075684380032" calcext:value-type="float">
            <text:p>0.029307568438003</text:p>
          </table:table-cell>
          <table:table-cell office:value-type="float" office:value="0.0444444444444444" calcext:value-type="float">
            <text:p>0.044444444444445</text:p>
          </table:table-cell>
          <table:table-cell office:value-type="float" office:value="0.0832044627250221" calcext:value-type="float">
            <text:p>0.083204462725022</text:p>
          </table:table-cell>
          <table:table-cell office:value-type="float" office:value="0.121028744326778" calcext:value-type="float">
            <text:p>0.121028744326778</text:p>
          </table:table-cell>
          <table:table-cell office:value-type="float" office:value="0.237665068906918" calcext:value-type="float">
            <text:p>0.237665068906918</text:p>
          </table:table-cell>
          <table:table-cell office:value-type="float" office:value="0.543046357615894" calcext:value-type="float">
            <text:p>0.543046357615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18181818181818" calcext:value-type="float">
            <text:p>0.8181818181818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65693430656936]</text:p>
          </table:table-cell>
          <table:table-cell office:value-type="string" calcext:value-type="string">
            <text:p>[24]</text:p>
          </table:table-cell>
          <table:table-cell office:value-type="float" office:value="0.481893592336718" calcext:value-type="float">
            <text:p>0.481893592336718</text:p>
          </table:table-cell>
          <table:table-cell office:value-type="float" office:value="0.137610371968517" calcext:value-type="float">
            <text:p>0.137610371968517</text:p>
          </table:table-cell>
          <table:table-cell office:value-type="float" office:value="0.400485436893204" calcext:value-type="float">
            <text:p>0.400485436893204</text:p>
          </table:table-cell>
          <table:table-cell office:value-type="float" office:value="0.273080447150187" calcext:value-type="float">
            <text:p>0.273080447150187</text:p>
          </table:table-cell>
          <table:table-cell office:value-type="float" office:value="0.398104265402844" calcext:value-type="float">
            <text:p>0.398104265402844</text:p>
          </table:table-cell>
          <table:table-cell office:value-type="float" office:value="0.753264335352013" calcext:value-type="float">
            <text:p>0.753264335352013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763619214876154" calcext:value-type="float">
            <text:p>0.763619214876154</text:p>
          </table:table-cell>
          <table:table-cell office:value-type="float" office:value="0.773067331670823" calcext:value-type="float">
            <text:p>0.773067331670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04123711340206" calcext:value-type="float">
            <text:p>0.8041237113402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928571428571429]</text:p>
          </table:table-cell>
          <table:table-cell office:value-type="string" calcext:value-type="string">
            <text:p>[18]</text:p>
          </table:table-cell>
          <table:table-cell office:value-type="float" office:value="0.619044007469553" calcext:value-type="float">
            <text:p>0.619044007469553</text:p>
          </table:table-cell>
          <table:table-cell office:value-type="float" office:value="0.405035425618836" calcext:value-type="float">
            <text:p>0.405035425618836</text:p>
          </table:table-cell>
          <table:table-cell office:value-type="float" office:value="0.763313609467456" calcext:value-type="float">
            <text:p>0.763313609467456</text:p>
          </table:table-cell>
          <table:table-cell office:value-type="float" office:value="0.518341204912639" calcext:value-type="float">
            <text:p>0.518341204912639</text:p>
          </table:table-cell>
          <table:table-cell office:value-type="float" office:value="0.734939759036145" calcext:value-type="float">
            <text:p>0.734939759036145</text:p>
          </table:table-cell>
          <table:table-cell office:value-type="float" office:value="0.778946992654351" calcext:value-type="float">
            <text:p>0.778946992654351</text:p>
          </table:table-cell>
          <table:table-cell office:value-type="float" office:value="0.804123711340206" calcext:value-type="float">
            <text:p>0.804123711340206</text:p>
          </table:table-cell>
          <table:table-cell office:value-type="float" office:value="0.773852406692386" calcext:value-type="float">
            <text:p>0.773852406692386</text:p>
          </table:table-cell>
          <table:table-cell office:value-type="float" office:value="0.788990825688073" calcext:value-type="float">
            <text:p>0.788990825688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00959232613909" calcext:value-type="float">
            <text:p>0.8009592326139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75811209439528]</text:p>
          </table:table-cell>
          <table:table-cell office:value-type="string" calcext:value-type="string">
            <text:p>[7]</text:p>
          </table:table-cell>
          <table:table-cell office:value-type="float" office:value="0.586412668381142" calcext:value-type="float">
            <text:p>0.586412668381142</text:p>
          </table:table-cell>
          <table:table-cell office:value-type="float" office:value="0.170662709711091" calcext:value-type="float">
            <text:p>0.170662709711091</text:p>
          </table:table-cell>
          <table:table-cell office:value-type="float" office:value="0.400954653937948" calcext:value-type="float">
            <text:p>0.400954653937948</text:p>
          </table:table-cell>
          <table:table-cell office:value-type="float" office:value="0.623818658519994" calcext:value-type="float">
            <text:p>0.623818658519994</text:p>
          </table:table-cell>
          <table:table-cell office:value-type="float" office:value="0.768539325842697" calcext:value-type="float">
            <text:p>0.768539325842697</text:p>
          </table:table-cell>
          <table:table-cell office:value-type="float" office:value="0.763753692267536" calcext:value-type="float">
            <text:p>0.763753692267536</text:p>
          </table:table-cell>
          <table:table-cell office:value-type="float" office:value="0.788029925187032" calcext:value-type="float">
            <text:p>0.788029925187032</text:p>
          </table:table-cell>
          <table:table-cell office:value-type="float" office:value="0.78741561302595" calcext:value-type="float">
            <text:p>0.78741561302595</text:p>
          </table:table-cell>
          <table:table-cell office:value-type="float" office:value="0.800959232613909" calcext:value-type="float">
            <text:p>0.800959232613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10924369747899" calcext:value-type="float">
            <text:p>0.8109243697478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84210526315791]</text:p>
          </table:table-cell>
          <table:table-cell office:value-type="string" calcext:value-type="string">
            <text:p>[14]</text:p>
          </table:table-cell>
          <table:table-cell office:value-type="float" office:value="0.681279516957749" calcext:value-type="float">
            <text:p>0.681279516957749</text:p>
          </table:table-cell>
          <table:table-cell office:value-type="float" office:value="0.467569642723472" calcext:value-type="float">
            <text:p>0.467569642723472</text:p>
          </table:table-cell>
          <table:table-cell office:value-type="float" office:value="0.468571428571428" calcext:value-type="float">
            <text:p>0.468571428571428</text:p>
          </table:table-cell>
          <table:table-cell office:value-type="float" office:value="0.673466348830953" calcext:value-type="float">
            <text:p>0.67346634883095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777728982365074" calcext:value-type="float">
            <text:p>0.777728982365074</text:p>
          </table:table-cell>
          <table:table-cell office:value-type="float" office:value="0.810924369747899" calcext:value-type="float">
            <text:p>0.810924369747899</text:p>
          </table:table-cell>
          <table:table-cell office:value-type="float" office:value="0.806353093911496" calcext:value-type="float">
            <text:p>0.806353093911496</text:p>
          </table:table-cell>
          <table:table-cell office:value-type="float" office:value="0.808943089430894" calcext:value-type="float">
            <text:p>0.808943089430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663484486873508]</text:p>
          </table:table-cell>
          <table:table-cell office:value-type="string" calcext:value-type="string">
            <text:p>[16]</text:p>
          </table:table-cell>
          <table:table-cell office:value-type="float" office:value="0.793087924156176" calcext:value-type="float">
            <text:p>0.793087924156176</text:p>
          </table:table-cell>
          <table:table-cell office:value-type="float" office:value="0.667817334217792" calcext:value-type="float">
            <text:p>0.667817334217792</text:p>
          </table:table-cell>
          <table:table-cell office:value-type="float" office:value="0.842377260981912" calcext:value-type="float">
            <text:p>0.842377260981912</text:p>
          </table:table-cell>
          <table:table-cell office:value-type="float" office:value="0.827261185006882" calcext:value-type="float">
            <text:p>0.82726118500688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833887642885672" calcext:value-type="float">
            <text:p>0.833887642885672</text:p>
          </table:table-cell>
          <table:table-cell office:value-type="float" office:value="0.844559585492228" calcext:value-type="float">
            <text:p>0.844559585492228</text:p>
          </table:table-cell>
          <table:table-cell office:value-type="float" office:value="0.843385534514357" calcext:value-type="float">
            <text:p>0.843385534514357</text:p>
          </table:table-cell>
          <table:table-cell office:value-type="float" office:value="0.844559585492228" calcext:value-type="float">
            <text:p>0.844559585492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23848238482385" calcext:value-type="float">
            <text:p>0.8238482384823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64968152866242]</text:p>
          </table:table-cell>
          <table:table-cell office:value-type="string" calcext:value-type="string">
            <text:p>[21]</text:p>
          </table:table-cell>
          <table:table-cell office:value-type="float" office:value="0.671836793288845" calcext:value-type="float">
            <text:p>0.671836793288845</text:p>
          </table:table-cell>
          <table:table-cell office:value-type="float" office:value="0.43522672008045" calcext:value-type="float">
            <text:p>0.43522672008045</text:p>
          </table:table-cell>
          <table:table-cell office:value-type="float" office:value="0.437745740498034" calcext:value-type="float">
            <text:p>0.437745740498034</text:p>
          </table:table-cell>
          <table:table-cell office:value-type="float" office:value="0.696939968985263" calcext:value-type="float">
            <text:p>0.696939968985263</text:p>
          </table:table-cell>
          <table:table-cell office:value-type="float" office:value="0.809876543209877" calcext:value-type="float">
            <text:p>0.809876543209877</text:p>
          </table:table-cell>
          <table:table-cell office:value-type="float" office:value="0.784788846031978" calcext:value-type="float">
            <text:p>0.784788846031978</text:p>
          </table:table-cell>
          <table:table-cell office:value-type="float" office:value="0.823848238482385" calcext:value-type="float">
            <text:p>0.823848238482385</text:p>
          </table:table-cell>
          <table:table-cell office:value-type="float" office:value="0.770391638057689" calcext:value-type="float">
            <text:p>0.770391638057689</text:p>
          </table:table-cell>
          <table:table-cell office:value-type="float" office:value="0.802992518703242" calcext:value-type="float">
            <text:p>0.802992518703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7486631016043" calcext:value-type="float">
            <text:p>0.807486631016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945827232796486]</text:p>
          </table:table-cell>
          <table:table-cell office:value-type="string" calcext:value-type="string">
            <text:p>[20]</text:p>
          </table:table-cell>
          <table:table-cell office:value-type="float" office:value="0.589228341214905" calcext:value-type="float">
            <text:p>0.589228341214905</text:p>
          </table:table-cell>
          <table:table-cell office:value-type="float" office:value="0.268560946391135" calcext:value-type="float">
            <text:p>0.268560946391135</text:p>
          </table:table-cell>
          <table:table-cell office:value-type="float" office:value="0.403301886792453" calcext:value-type="float">
            <text:p>0.403301886792453</text:p>
          </table:table-cell>
          <table:table-cell office:value-type="float" office:value="0.611075430188695" calcext:value-type="float">
            <text:p>0.611075430188695</text:p>
          </table:table-cell>
          <table:table-cell office:value-type="float" office:value="0.743362831858407" calcext:value-type="float">
            <text:p>0.743362831858407</text:p>
          </table:table-cell>
          <table:table-cell office:value-type="float" office:value="0.739906348972728" calcext:value-type="float">
            <text:p>0.739906348972728</text:p>
          </table:table-cell>
          <table:table-cell office:value-type="float" office:value="0.807486631016043" calcext:value-type="float">
            <text:p>0.807486631016043</text:p>
          </table:table-cell>
          <table:table-cell office:value-type="float" office:value="0.737370639307062" calcext:value-type="float">
            <text:p>0.737370639307062</text:p>
          </table:table-cell>
          <table:table-cell office:value-type="float" office:value="0.763636363636364" calcext:value-type="float">
            <text:p>0.763636363636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1917211328976" calcext:value-type="float">
            <text:p>0.819172113289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8782991202346041]</text:p>
          </table:table-cell>
          <table:table-cell office:value-type="string" calcext:value-type="string">
            <text:p>[9]</text:p>
          </table:table-cell>
          <table:table-cell office:value-type="float" office:value="0.616550038308463" calcext:value-type="float">
            <text:p>0.616550038308463</text:p>
          </table:table-cell>
          <table:table-cell office:value-type="float" office:value="0.312219617482775" calcext:value-type="float">
            <text:p>0.312219617482775</text:p>
          </table:table-cell>
          <table:table-cell office:value-type="float" office:value="0.453801169590643" calcext:value-type="float">
            <text:p>0.453801169590643</text:p>
          </table:table-cell>
          <table:table-cell office:value-type="float" office:value="0.603600925581184" calcext:value-type="float">
            <text:p>0.603600925581184</text:p>
          </table:table-cell>
          <table:table-cell office:value-type="float" office:value="0.767716535433071" calcext:value-type="float">
            <text:p>0.767716535433071</text:p>
          </table:table-cell>
          <table:table-cell office:value-type="float" office:value="0.791799478285389" calcext:value-type="float">
            <text:p>0.791799478285389</text:p>
          </table:table-cell>
          <table:table-cell office:value-type="float" office:value="0.81917211328976" calcext:value-type="float">
            <text:p>0.81917211328976</text:p>
          </table:table-cell>
          <table:table-cell office:value-type="float" office:value="0.758580131884504" calcext:value-type="float">
            <text:p>0.758580131884504</text:p>
          </table:table-cell>
          <table:table-cell office:value-type="float" office:value="0.777555110220441" calcext:value-type="float">
            <text:p>0.777555110220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60765550239234" calcext:value-type="float">
            <text:p>0.7607655502392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535871156661786]</text:p>
          </table:table-cell>
          <table:table-cell office:value-type="string" calcext:value-type="string">
            <text:p>[7]</text:p>
          </table:table-cell>
          <table:table-cell office:value-type="float" office:value="0.584043724688752" calcext:value-type="float">
            <text:p>0.584043724688752</text:p>
          </table:table-cell>
          <table:table-cell office:value-type="float" office:value="0.374534576815506" calcext:value-type="float">
            <text:p>0.374534576815506</text:p>
          </table:table-cell>
          <table:table-cell office:value-type="float" office:value="0.719101123595506" calcext:value-type="float">
            <text:p>0.719101123595506</text:p>
          </table:table-cell>
          <table:table-cell office:value-type="float" office:value="0.496073879874229" calcext:value-type="float">
            <text:p>0.496073879874229</text:p>
          </table:table-cell>
          <table:table-cell office:value-type="float" office:value="0.703862660944206" calcext:value-type="float">
            <text:p>0.703862660944206</text:p>
          </table:table-cell>
          <table:table-cell office:value-type="float" office:value="0.723033474688393" calcext:value-type="float">
            <text:p>0.723033474688393</text:p>
          </table:table-cell>
          <table:table-cell office:value-type="float" office:value="0.758064516129032" calcext:value-type="float">
            <text:p>0.758064516129032</text:p>
          </table:table-cell>
          <table:table-cell office:value-type="float" office:value="0.74253296737688" calcext:value-type="float">
            <text:p>0.74253296737688</text:p>
          </table:table-cell>
          <table:table-cell office:value-type="float" office:value="0.760765550239234" calcext:value-type="float">
            <text:p>0.76076555023923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formula="of:=AVERAGE([.C2:.C16])" office:value-type="float" office:value="0.769537349895573" calcext:value-type="float">
            <text:p>0.769537349895573</text:p>
          </table:table-cell>
          <table:table-cell table:number-columns-repeated="5"/>
          <table:table-cell table:formula="of:=AVERAGE([.I2:.I16])" office:value-type="float" office:value="0.536952833518432" calcext:value-type="float">
            <text:p>0.536952833518432</text:p>
          </table:table-cell>
          <table:table-cell table:formula="of:=AVERAGE([.J2:.J16])" office:value-type="float" office:value="0.313080181709616" calcext:value-type="float">
            <text:p>0.313080181709616</text:p>
          </table:table-cell>
          <table:table-cell table:formula="of:=AVERAGE([.K2:.K16])" office:value-type="float" office:value="0.502690865096088" calcext:value-type="float">
            <text:p>0.502690865096088</text:p>
          </table:table-cell>
          <table:table-cell table:formula="of:=AVERAGE([.L2:.L16])" office:value-type="float" office:value="0.443679035857321" calcext:value-type="float">
            <text:p>0.443679035857321</text:p>
          </table:table-cell>
          <table:table-cell table:formula="of:=AVERAGE([.M2:.M16])" office:value-type="float" office:value="0.563137536813848" calcext:value-type="float">
            <text:p>0.563137536813848</text:p>
          </table:table-cell>
          <table:table-cell table:formula="of:=AVERAGE([.N2:.N16])" office:value-type="float" office:value="0.681210511896631" calcext:value-type="float">
            <text:p>0.681210511896631</text:p>
          </table:table-cell>
          <table:table-cell table:formula="of:=AVERAGE([.O2:.O16])" office:value-type="float" office:value="0.729543411239763" calcext:value-type="float">
            <text:p>0.729543411239763</text:p>
          </table:table-cell>
          <table:table-cell table:formula="of:=AVERAGE([.P2:.P16])" office:value-type="float" office:value="0.70984160461016" calcext:value-type="float">
            <text:p>0.70984160461016</text:p>
          </table:table-cell>
          <table:table-cell table:formula="of:=AVERAGE([.Q2:.Q16])" office:value-type="float" office:value="0.750808802387395" calcext:value-type="float">
            <text:p>0.750808802387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9:02:07.337527724</dc:date>
    <meta:editing-duration>PT1M5S</meta:editing-duration>
    <meta:editing-cycles>1</meta:editing-cycles>
    <meta:document-statistic meta:table-count="1" meta:cell-count="281" meta:object-count="0"/>
    <meta:generator>LibreOffice/6.0.7.3$Linux_X86_64 LibreOffice_project/00m0$Build-3</meta:generator>
  </office:meta>
</office:document-meta>
</file>